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647" officeooo:paragraph-rsid="001d4647"/>
    </style:style>
    <style:style style:name="P2" style:family="paragraph" style:parent-style-name="Text_20_body">
      <style:text-properties officeooo:rsid="001d4647" officeooo:paragraph-rsid="001d4647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1e9dd1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2082eb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2082eb" officeooo:paragraph-rsid="002082e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d4647"/>
    </style:style>
    <style:style style:name="T3" style:family="text">
      <style:text-properties fo:language="en" fo:country="US" officeooo:rsid="001d4647" loext:padding="0cm" loext:border="none"/>
    </style:style>
    <style:style style:name="T4" style:family="text">
      <style:text-properties fo:language="en" fo:country="US" loext:padding="0cm" loext:border="none"/>
    </style:style>
    <style:style style:name="T5" style:family="text">
      <style:text-properties fo:language="en" fo:country="US" officeooo:rsid="001e9dd1" loext:padding="0cm" loext:border="none"/>
    </style:style>
    <style:style style:name="T6" style:family="text">
      <style:text-properties fo:language="en" fo:country="US" officeooo:rsid="002082eb" loext:padding="0cm" loext:border="none"/>
    </style:style>
    <style:style style:name="T7" style:family="text">
      <style:text-properties loext:padding="0cm" loext:border="none"/>
    </style:style>
    <style:style style:name="T8" style:family="text">
      <style:text-properties fo:font-variant="normal" fo:text-transform="none" fo:color="#000000" style:font-name="Segoe UI" fo:font-size="10.5pt" fo:letter-spacing="normal" fo:language="en" fo:country="US" fo:font-style="normal" fo:font-weight="normal" officeooo:rsid="001d4647"/>
    </style:style>
    <style:style style:name="T9" style:family="text">
      <style:text-properties officeooo:rsid="002082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o,</text:span> </text:p>
      <text:p text:style-name="P3"><text:span text:style-name="T1">Prof. Prasad H B</text:span> </text:p>
      <text:p text:style-name="P3"><text:span text:style-name="T1">Director, Centre for IoT</text:span> </text:p>
      <text:p text:style-name="P3"><text:span text:style-name="T1">PESU, RR-Campus</text:span> </text:p>
      <text:p text:style-name="P3"> </text:p>
      <text:p text:style-name="P3"><text:span text:style-name="T1">Thru,</text:span> </text:p>
      <text:p text:style-name="P3"><text:span text:style-name="T1">Dr. Adithya Balasubramanyam</text:span> </text:p>
      <text:p text:style-name="P3"><text:span text:style-name="T1">Associate Professor, Dept of CSE</text:span> </text:p>
      <text:p text:style-name="P3"><text:span text:style-name="T1">PESU, RR-Campus</text:span> </text:p>
      <text:p text:style-name="P3"> </text:p>
      <text:p text:style-name="P3"><text:span text:style-name="T1">Sub: Request </text:span><text:span text:style-name="T2">to procure Xsens DOT for Final year project</text:span> </text:p>
      <text:p text:style-name="P3"> </text:p>
      <text:p text:style-name="P3"><text:span text:style-name="T1">Respected Sir,</text:span> </text:p>
      <text:p text:style-name="P4"><text:span text:style-name="T4">I’m currently pursuing MTech 3rd</text:span><text:span text:style-name="T7"> </text:span><text:span text:style-name="T4">sem. My final year project is based on </text:span><text:span text:style-name="T3">Teleoperation of </text:span><text:span text:style-name="T4">Robotic </text:span><text:span text:style-name="T3">arm</text:span><text:span text:style-name="T4">. </text:span><text:span text:style-name="T3">I will require IMU sensor strapped on operator to detect the movement of the human arm and replicate the same onto robotic arm.</text:span><text:span text:style-name="T4"> </text:span></text:p>
      <text:p text:style-name="P4"><text:span text:style-name="T4">I’m doing my project in a computer in lab under the guidance of Dr. Adithya Balasubramanyam. We </text:span><text:span text:style-name="T3">have been researching on the same and have finalized to use Xsens DOT as the IMU sensor for the project. </text:span><text:span text:style-name="T5">The XSENS DOT is a state of the art development platform for the reporting and analysis of human kinematics. A full XSENS DOT Set, will contain</text:span></text:p>
      <text:p text:style-name="P4"><text:span text:style-name="T5"><text:tab/>- 5 Sensors</text:span></text:p>
      <text:p text:style-name="P4"><text:span text:style-name="T5"><text:tab/>- Charger and Cable</text:span></text:p>
      <text:p text:style-name="P4"><text:span text:style-name="T5"><text:tab/>- SDK</text:span></text:p>
      <text:p text:style-name="P4"><text:span text:style-name="T5">Additional accessories are – XSENS DOT Strap Set and Adhesive Patch Set.</text:span></text:p>
      <text:p text:style-name="P4"><text:span text:style-name="T5"/></text:p>
      <text:p text:style-name="P4"><text:span text:style-name="T5">Indicative pricing excluding custom duties, taxes etc. is as follows:</text:span></text:p>
      <text:p text:style-name="P5"><text:span text:style-name="T5">XSENS DOT SET = Euro 575 (INR 49025 </text:span><text:span text:style-name="T6">for five sensor</text:span><text:span text:style-name="T5">)<text:line-break/>XSENS DOT Strap Set = Euro 100 </text:span><text:span text:style-name="T6">(INR 8526)</text:span><text:span text:style-name="T5"><text:line-break/>XSENS Patch Set = Euro 10 Euros </text:span><text:span text:style-name="T6">(INR 853)</text:span></text:p>
      <text:p text:style-name="P6"><text:span text:style-name="T6">T</text:span><text:span text:style-name="T4">otal = 58404</text:span></text:p>
      <text:p text:style-name="P4"><text:span text:style-name="T5">Please find the tech specifications of XSENS DOT in the attachment. </text:span><text:span text:style-name="T3">I request the department to help procure Xsens DOT for my Final year project.</text:span><text:span text:style-name="T7"> </text:span></text:p>
      <text:p text:style-name="P3"> </text:p>
      <text:p text:style-name="P3"><text:span text:style-name="T1">Thank you,</text:span> </text:p>
      <text:p text:style-name="P3"><text:span text:style-name="T1">Yours Sincerely,</text:span> </text:p>
      <text:p text:style-name="P3"><text:span text:style-name="T1">Bhavana G</text:span> </text:p>
      <text:p text:style-name="P3"><text:span text:style-name="T1">PES1PG20CS009</text:span> 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14:44:24.588917752</meta:creation-date>
    <dc:date>2022-02-08T15:21:52.903178626</dc:date>
    <meta:editing-duration>PT9M50S</meta:editing-duration>
    <meta:editing-cycles>1</meta:editing-cycles>
    <meta:document-statistic meta:table-count="0" meta:image-count="0" meta:object-count="0" meta:page-count="1" meta:paragraph-count="28" meta:word-count="231" meta:character-count="1321" meta:non-whitespace-character-count="1090"/>
    <meta:generator>LibreOffice/6.4.7.2$Linux_X86_64 LibreOffice_project/40$Build-2</meta:generator>
  </office:meta>
</office:document-meta>
</file>